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969cm" svg:y1="11.741cm" svg:x2="14.969cm" svg:y2="13.138cm">
          <text:p/>
        </draw:line>
        <draw:custom-shape draw:style-name="gr2" draw:text-style-name="P1" draw:layer="layout" svg:width="3.048cm" svg:height="1.016cm" svg:x="8.509cm" svg:y="2.14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" draw:text-style-name="P1" draw:layer="layout" svg:x1="10.144cm" svg:y1="3.159cm" svg:x2="10.144cm" svg:y2="4.556cm">
          <text:p/>
        </draw:line>
        <draw:custom-shape draw:style-name="gr2" draw:text-style-name="P2" draw:layer="layout" svg:width="5.715cm" svg:height="1.397cm" svg:x="7.35cm" svg:y="4.683cm">
          <text:p text:style-name="P1"><text:span text:style-name="T1">Enter username</text:span></text:p>
          <text:p text:style-name="P1"><text:span text:style-name="T1">And </text:span></text:p>
          <text:p text:style-name="P1"><text:span text:style-name="T1">passwor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2" draw:layer="layout" svg:width="4.953cm" svg:height="2.286cm" svg:x="7.985cm" svg:y="6.969cm">
          <text:p text:style-name="P1"><text:span text:style-name="T1">String username;</text:span></text:p>
          <text:p text:style-name="P1"><text:span text:style-name="T1">String password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" draw:layer="layout" svg:x1="10.525cm" svg:y1="6.08cm" svg:x2="10.525cm" svg:y2="6.969cm">
          <text:p/>
        </draw:line>
        <draw:line draw:style-name="gr1" draw:text-style-name="P1" draw:layer="layout" svg:x1="10.245cm" svg:y1="9.255cm" svg:x2="10.245cm" svg:y2="10.525cm">
          <text:p/>
        </draw:line>
        <draw:custom-shape draw:style-name="gr2" draw:text-style-name="P2" draw:layer="layout" svg:width="4.064cm" svg:height="2.413cm" svg:x="8.366cm" svg:y="10.525cm">
          <text:p text:style-name="P2"><text:span text:style-name="T1">Username</text:span></text:p>
          <text:p text:style-name="P2"><text:span text:style-name="T1">&amp;</text:span></text:p>
          <text:p text:style-name="P2"><text:span text:style-name="T1">passwo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8.366cm" svg:y1="11.795cm" svg:x2="4.81cm" svg:y2="11.795cm">
          <text:p/>
        </draw:line>
        <draw:line draw:style-name="gr1" draw:text-style-name="P1" draw:layer="layout" svg:x1="4.81cm" svg:y1="11.795cm" svg:x2="4.81cm" svg:y2="12.938cm">
          <text:p/>
        </draw:line>
        <draw:line draw:style-name="gr1" draw:text-style-name="P1" draw:layer="layout" svg:x1="4.937cm" svg:y1="13.954cm" svg:x2="4.937cm" svg:y2="15.732cm">
          <text:p/>
        </draw:line>
        <draw:custom-shape draw:style-name="gr2" draw:text-style-name="P2" draw:layer="layout" svg:width="4.445cm" svg:height="1.397cm" svg:x="2.905cm" svg:y="15.732cm">
          <text:p text:style-name="P2"><text:span text:style-name="T1">Username</text:span></text:p>
          <text:p text:style-name="P2"><text:span text:style-name="T1">&amp;</text:span></text:p>
          <text:p text:style-name="P2"><text:span text:style-name="T1">passwor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1cm" svg:y1="17.256cm" svg:x2="4.81cm" svg:y2="18.526cm">
          <text:p/>
        </draw:line>
        <draw:custom-shape draw:style-name="gr2" draw:text-style-name="P2" draw:layer="layout" svg:width="2.667cm" svg:height="2.032cm" svg:x="3.413cm" svg:y="18.399cm">
          <text:p text:style-name="P2"><text:span text:style-name="T1">Check</text:span></text:p>
          <text:p text:style-name="P2"><text:span text:style-name="T1">Pwd </text:span></text:p>
          <text:p text:style-name="P2"><text:span text:style-name="T1">ha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3.413cm" svg:y1="19.415cm" svg:x2="1.762cm" svg:y2="19.415cm">
          <text:p/>
        </draw:line>
        <draw:line draw:style-name="gr1" draw:text-style-name="P1" draw:layer="layout" svg:x1="1.762cm" svg:y1="19.415cm" svg:x2="1.762cm" svg:y2="20.939cm">
          <text:p/>
        </draw:line>
        <draw:custom-shape draw:style-name="gr2" draw:text-style-name="P2" draw:layer="layout" svg:width="2.286cm" svg:height="1.397cm" svg:x="0.619cm" svg:y="20.939cm">
          <text:p text:style-name="P2"><text:span text:style-name="T1">Go to</text:span></text:p>
          <text:p text:style-name="P2"><text:span text:style-name="T1">Index</text:span></text:p>
          <text:p text:style-name="P2"><text:span text:style-name="T1">pag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5.979cm" svg:y1="19.368cm" svg:x2="7.63cm" svg:y2="19.368cm">
          <text:p/>
        </draw:line>
        <draw:line draw:style-name="gr1" draw:text-style-name="P1" draw:layer="layout" svg:x1="7.631cm" svg:y1="19.389cm" svg:x2="7.631cm" svg:y2="21.04cm">
          <text:p/>
        </draw:line>
        <draw:custom-shape draw:style-name="gr2" draw:text-style-name="P2" draw:layer="layout" svg:width="4.953cm" svg:height="1.524cm" svg:x="5.953cm" svg:y="21.066cm">
          <text:p text:style-name="P2"><text:span text:style-name="T1">Username Or Pwd </text:span></text:p>
          <text:p text:style-name="P2"><text:span text:style-name="T1">Is </text:span></text:p>
          <text:p text:style-name="P2"><text:span text:style-name="T1">incorrec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7.604cm" svg:y1="22.59cm" svg:x2="7.604cm" svg:y2="24.495cm">
          <text:p/>
        </draw:line>
        <draw:line draw:style-name="gr3" draw:text-style-name="P1" draw:layer="layout" svg:x1="0.365cm" svg:y1="24.368cm" svg:x2="7.604cm" svg:y2="24.495cm">
          <text:p/>
        </draw:line>
        <draw:line draw:style-name="gr3" draw:text-style-name="P1" draw:layer="layout" svg:x1="0.365cm" svg:y1="24.368cm" svg:x2="0.492cm" svg:y2="5.445cm">
          <text:p/>
        </draw:line>
        <draw:line draw:style-name="gr1" draw:text-style-name="P1" draw:layer="layout" svg:x1="0.517cm" svg:y1="5.423cm" svg:x2="7.223cm" svg:y2="5.445cm">
          <text:p/>
        </draw:line>
        <draw:line draw:style-name="gr3" draw:text-style-name="P1" draw:layer="layout" svg:x1="12.43cm" svg:y1="11.721cm" svg:x2="14.97cm" svg:y2="11.721cm">
          <text:p/>
        </draw:line>
        <draw:custom-shape draw:style-name="gr2" draw:text-style-name="P2" draw:layer="layout" svg:width="4.191cm" svg:height="1.651cm" svg:x="12.557cm" svg:y="13.192cm">
          <text:p text:style-name="P2"><text:span text:style-name="T1">Username or pwd</text:span></text:p>
          <text:p text:style-name="P2"><text:span text:style-name="T1">Is incorrec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14.97cm" svg:y1="14.97cm" svg:x2="14.97cm" svg:y2="16.24cm">
          <text:p/>
        </draw:line>
        <draw:line draw:style-name="gr3" draw:text-style-name="P1" draw:layer="layout" svg:x1="14.97cm" svg:y1="16.24cm" svg:x2="18.78cm" svg:y2="16.113cm">
          <text:p/>
        </draw:line>
        <draw:line draw:style-name="gr3" draw:text-style-name="P1" draw:layer="layout" svg:x1="18.78cm" svg:y1="16.113cm" svg:x2="18.653cm" svg:y2="5.572cm">
          <text:p/>
        </draw:line>
        <draw:line draw:style-name="gr1" draw:text-style-name="P1" draw:layer="layout" svg:x1="18.653cm" svg:y1="5.572cm" svg:x2="13.065cm" svg:y2="5.445cm">
          <text:p/>
        </draw:line>
        <draw:line draw:style-name="gr1" draw:text-style-name="P1" draw:layer="layout" svg:x1="1.762cm" svg:y1="22.336cm" svg:x2="1.762cm" svg:y2="23.098cm">
          <text:p/>
        </draw:line>
        <draw:custom-shape draw:style-name="gr2" draw:text-style-name="P1" draw:layer="layout" svg:width="2.159cm" svg:height="1.016cm" svg:x="0.693cm" svg:y="23.12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1.778cm" svg:height="0.725cm" svg:x="5.318cm" svg:y="10.906cm">
          <draw:text-box>
            <text:p text:style-name="P3"><text:span text:style-name="T1">true</text:span></text:p>
          </draw:text-box>
        </draw:frame>
        <draw:frame draw:style-name="gr5" draw:text-style-name="P3" draw:layer="layout" svg:width="2.032cm" svg:height="0.725cm" svg:x="12.53cm" svg:y="10.852cm">
          <draw:text-box>
            <text:p text:style-name="P3"><text:span text:style-name="T1">false</text:span></text:p>
          </draw:text-box>
        </draw:frame>
        <draw:frame draw:style-name="gr6" draw:text-style-name="P3" draw:layer="layout" svg:width="1.397cm" svg:height="0.725cm" svg:x="2.016cm" svg:y="18.78cm">
          <draw:text-box>
            <text:p text:style-name="P3"><text:span text:style-name="T1">true</text:span></text:p>
          </draw:text-box>
        </draw:frame>
        <draw:frame draw:style-name="gr6" draw:text-style-name="P3" draw:layer="layout" svg:width="1.651cm" svg:height="0.725cm" svg:x="5.953cm" svg:y="18.78cm">
          <draw:text-box>
            <text:p text:style-name="P3"><text:span text:style-name="T1">false</text:span></text:p>
          </draw:text-box>
        </draw:frame>
        <draw:custom-shape draw:style-name="gr7" draw:text-style-name="P1" draw:layer="layout" svg:width="2.032cm" svg:height="1.397cm" svg:x="3.794cm" svg:y="12.93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MPANO MANZI ENOCK</meta:initial-creator>
    <meta:creation-date>2024-04-28T08:00:11.59</meta:creation-date>
    <dc:date>2024-04-28T08:59:19.60</dc:date>
    <dc:creator>IMPANO MANZI ENOCK</dc:creator>
    <meta:editing-duration>PT28M37S</meta:editing-duration>
    <meta:editing-cycles>3</meta:editing-cycles>
    <meta:generator>OpenOffice/4.1.14$Win32 OpenOffice.org_project/4114m1$Build-9811</meta:generator>
    <meta:document-statistic meta:object-count="37"/>
  </office:meta>
</office:document-meta>
</file>